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anks Manager :</text:p>
      <text:p text:style-name="P1"/>
      <text:p text:style-name="P1">Clients :</text:p>
      <text:p text:style-name="P1"/>
      <text:p text:style-name="P3">-peut avoir plusieur personnes de contact</text:p>
      <text:p text:style-name="P3"><text:s text:c="3"/>-&gt;chacune avec un mail, un tel...</text:p>
      <text:p text:style-name="P3"><text:tab/>il faut donc une table <text:span text:style-name="T1">Contact </text:span>avec les coordonnées des personnes et l'id du shop <text:tab/>auquel elles sont rattachées.</text:p>
      <text:p text:style-name="P3">-il doit être possible d'afficher les détails du shop, lien <text:span text:style-name="T1">« details »</text:span></text:p>
      <text:p text:style-name="P3"><text:s text:c="3"/>-&gt;contacts,factures,ect..</text:p>
      <text:p text:style-name="P3">-le numero afficher est le numero de contact prioritaire, pareil pour contact et mail.</text:p>
      <text:p text:style-name="P3">-le numero de tel est testö avec une regex.</text:p>
      <text:p text:style-name="P3">-le pays correspond à un pays dans la table pays.</text:p>
      <text:p text:style-name="P3"/>
      <text:p text:style-name="P1">Produits :</text:p>
      <text:p text:style-name="P1"/>
      <text:p text:style-name="P3">-on doit pouvoir modifier les caracteristiques des produits directement sur la pages produits</text:p>
      <text:p text:style-name="P3">-idem pour en ajouter un</text:p>
      <text:p text:style-name="P3"><text:s text:c="2"/>-&gt;sans rechargement(Ajax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ory Artisi</meta:initial-creator>
    <meta:creation-date>2018-07-24T20:26:32.31</meta:creation-date>
    <dc:date>2018-07-24T20:48:34.70</dc:date>
    <dc:creator>gregory Artisi</dc:creator>
    <meta:editing-duration>PT22M2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14" meta:word-count="105" meta:character-count="646"/>
  </office:meta>
</office:document-meta>
</file>